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c1fc" officeooo:paragraph-rsid="000dc1fc"/>
    </style:style>
    <style:style style:name="T1" style:family="text">
      <style:text-properties officeooo:rsid="000f283c"/>
    </style:style>
    <style:style style:name="T2" style:family="text">
      <style:text-properties fo:font-style="italic" officeooo:rsid="000f283c" style:font-style-asian="italic" style:font-style-complex="italic"/>
    </style:style>
    <style:style style:name="T3" style:family="text">
      <style:text-properties officeooo:rsid="001819b0"/>
    </style:style>
  </office:automatic-styles>
  <office:body>
    <office:text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persistence of phytoplanktonic diversity in spite of competition for basic resources has long been a source of wonder and inspiration to ecologists. To sort out, among the many coexistence mechanisms suggested by theory and experiments, which ones actually maintain diversity in natural ecosystems, long-term field studies are paramount. Here, we analyse a large dataset of phytoplankton abundance time series, counted every two weeks over 20 years, at 10 sites along the French coastline. We estimate biotic interaction <text:span text:style-name="T1">networks</text:span> using dynamic, multispecies autoregressive models. We show that a strong self-regulation, with competition strength within a genus an order of magnitude higher than between genera, was present in all phytoplanktonic interaction networks. This much weaker intergenus competition suggests that niche differentiation - rather than neutrality - is commonplace in phytoplankton. Furthermore, <text:span text:style-name="T1">interaction networks are dominated by </text:span>positive net effects between phytoplanktonic taxa <text:span text:style-name="T1">(</text:span>above 50% of non-zero interactions on average<text:span text:style-name="T1">)</text:span>. <text:span text:style-name="T1">Although we do not find any relation between network complexity and stability (</text:span><text:span text:style-name="T2">sensu</text:span><text:span text:style-name="T1"> resilience), we unveil links between self-regulation, intergenus interaction strengths and abundance. The less common taxa tend to be more strongly self-regulated and can therefore maintain in spite of competition with abundant ones. S</text:span>trong self-regulation, widespread net facilitation <text:span text:style-name="T3">and a covariance between intra- and inter-taxa interaction strengths </text:span>should therefore be key features of coexistence mechanisms intending to explain phytoplankton diversity maintenan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ralie Picoche</meta:initial-creator>
    <meta:creation-date>2019-06-05T11:31:48.416554417</meta:creation-date>
    <dc:date>2019-06-09T18:28:07.190372539</dc:date>
    <dc:creator>frederic </dc:creator>
    <meta:editing-duration>PT51M34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221" meta:character-count="1614" meta:non-whitespace-character-count="1394"/>
  </office:meta>
</office:document-meta>
</file>